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6.99cm" table:align="left"/>
    </style:style>
    <style:style style:name="Tabelle1.A" style:family="table-column">
      <style:table-column-properties style:column-width="6.99cm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0.05pt solid #000000" fo:border-top="none" fo:border-bottom="none"/>
    </style:style>
    <style:style style:name="Tabelle1.A6" style:family="table-cell">
      <style:table-cell-properties fo:padding="0.097cm" fo:border-left="0.5pt solid #000000" fo:border-right="0.5pt solid #000000" fo:border-top="none" fo:border-bottom="none"/>
    </style:style>
    <style:style style:name="Tabelle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6.99cm" table:align="left"/>
    </style:style>
    <style:style style:name="Tabelle2.A" style:family="table-column">
      <style:table-column-properties style:column-width="6.99cm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0.05pt solid #000000" fo:border-top="none" fo:border-bottom="none"/>
    </style:style>
    <style:style style:name="Tabel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6.99cm" table:align="left"/>
    </style:style>
    <style:style style:name="Tabelle5.A" style:family="table-column">
      <style:table-column-properties style:column-width="6.99cm"/>
    </style:style>
    <style:style style:name="Tabelle5.A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0.05pt solid #000000" fo:border-top="none" fo:border-bottom="none"/>
    </style:style>
    <style:style style:name="Tabelle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6.99cm" table:align="left"/>
    </style:style>
    <style:style style:name="Tabelle3.A" style:family="table-column">
      <style:table-column-properties style:column-width="6.99cm"/>
    </style:style>
    <style:style style:name="Tabelle3.A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0.05pt solid #000000" fo:border-top="none" fo:border-bottom="none"/>
    </style:style>
    <style:style style:name="Tabelle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6.99cm" table:align="left"/>
    </style:style>
    <style:style style:name="Tabelle4.A" style:family="table-column">
      <style:table-column-properties style:column-width="6.99cm"/>
    </style:style>
    <style:style style:name="Tabelle4.A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none"/>
    </style:style>
    <style:style style:name="Tabelle4.A5" style:family="table-cell">
      <style:table-cell-properties fo:padding="0.097cm" fo:border-left="0.5pt solid #000000" fo:border-right="0.5pt solid #000000" fo:border-top="none" fo:border-bottom="none"/>
    </style:style>
    <style:style style:name="Tabelle4.A8" style:family="table-cell">
      <style:table-cell-properties fo:padding="0.097cm" fo:border-left="0.5pt solid #000000" fo:border-right="0.5pt solid #000000" fo:border-top="none" fo:border-bottom="0.5pt solid #000000"/>
    </style:style>
    <style:style style:name="Tabelle7" style:family="table">
      <style:table-properties style:width="6.99cm" table:align="left"/>
    </style:style>
    <style:style style:name="Tabelle7.A" style:family="table-column">
      <style:table-column-properties style:column-width="6.99cm"/>
    </style:style>
    <style:style style:name="Tabelle7.A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0.05pt solid #000000" fo:border-top="none" fo:border-bottom="none"/>
    </style:style>
    <style:style style:name="Tabelle7.A5" style:family="table-cell">
      <style:table-cell-properties fo:padding="0.097cm" fo:border-left="0.5pt solid #000000" fo:border-right="0.5pt solid #000000" fo:border-top="none" fo:border-bottom="none"/>
    </style:style>
    <style:style style:name="Tabelle7.A8" style:family="table-cell">
      <style:table-cell-properties fo:padding="0.097cm" fo:border-left="0.5pt solid #000000" fo:border-right="0.5pt solid #000000" fo:border-top="none" fo:border-bottom="0.5pt solid #000000"/>
    </style:style>
    <style:style style:name="Tabelle6" style:family="table">
      <style:table-properties style:width="6.99cm" fo:break-before="column" table:align="left"/>
    </style:style>
    <style:style style:name="Tabelle6.A" style:family="table-column">
      <style:table-column-properties style:column-width="6.99cm"/>
    </style:style>
    <style:style style:name="Tabelle6.A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0.05pt solid #000000" fo:border-top="none" fo:border-bottom="none"/>
    </style:style>
    <style:style style:name="Tabelle6.A5" style:family="table-cell">
      <style:table-cell-properties fo:padding="0.097cm" fo:border-left="0.5pt solid #000000" fo:border-right="0.5pt solid #000000" fo:border-top="none" fo:border-bottom="none"/>
    </style:style>
    <style:style style:name="Tabelle6.A8" style:family="table-cell">
      <style:table-cell-properties fo:padding="0.097cm" fo:border-left="0.5pt solid #000000" fo:border-right="0.5pt solid #000000" fo:border-top="none" fo:border-bottom="0.5pt solid #000000"/>
    </style:style>
    <style:style style:name="Tabelle8" style:family="table">
      <style:table-properties style:width="6.99cm" table:align="left"/>
    </style:style>
    <style:style style:name="Tabelle8.A" style:family="table-column">
      <style:table-column-properties style:column-width="6.99cm"/>
    </style:style>
    <style:style style:name="Tabelle8.A1" style:family="table-cell">
      <style:table-cell-properties fo:padding="0.097cm" fo:border="0.05pt solid #000000"/>
    </style:style>
    <style:style style:name="Tabelle9" style:family="table">
      <style:table-properties style:width="6.99cm" table:align="left"/>
    </style:style>
    <style:style style:name="Tabelle9.A" style:family="table-column">
      <style:table-column-properties style:column-width="6.99cm"/>
    </style:style>
    <style:style style:name="Tabelle9.A1" style:family="table-cell">
      <style:table-cell-properties fo:padding="0.097cm" fo:border="0.05pt solid #000000"/>
    </style:style>
    <style:style style:name="Tabelle10" style:family="table">
      <style:table-properties style:width="6.99cm" table:align="left"/>
    </style:style>
    <style:style style:name="Tabelle10.A" style:family="table-column">
      <style:table-column-properties style:column-width="6.99cm"/>
    </style:style>
    <style:style style:name="Tabelle10.A1" style:family="table-cell">
      <style:table-cell-properties fo:padding="0.097cm" fo:border="0.05pt solid #000000"/>
    </style:style>
    <style:style style:name="Tabelle11" style:family="table">
      <style:table-properties style:width="6.99cm" table:align="left"/>
    </style:style>
    <style:style style:name="Tabelle11.A" style:family="table-column">
      <style:table-column-properties style:column-width="6.99cm"/>
    </style:style>
    <style:style style:name="Tabelle11.A1" style:family="table-cell">
      <style:table-cell-properties fo:padding="0.097cm" fo:border="0.05pt solid #000000"/>
    </style:style>
    <style:style style:name="P1" style:family="paragraph" style:parent-style-name="Horizontal_20_Line">
      <style:text-properties fo:font-size="6pt" style:font-size-asian="6pt" style:font-size-complex="6pt"/>
    </style:style>
    <style:style style:name="P2" style:family="paragraph" style:parent-style-name="Standard">
      <style:text-properties officeooo:rsid="0001de36" officeooo:paragraph-rsid="0005aca8"/>
    </style:style>
    <style:style style:name="P3" style:family="paragraph" style:parent-style-name="Standard">
      <style:text-properties officeooo:paragraph-rsid="00031e28"/>
    </style:style>
    <style:style style:name="P4" style:family="paragraph" style:parent-style-name="Standard">
      <style:text-properties officeooo:paragraph-rsid="0005aca8"/>
    </style:style>
    <style:style style:name="P5" style:family="paragraph" style:parent-style-name="Standard">
      <style:text-properties officeooo:paragraph-rsid="00068e65"/>
    </style:style>
    <style:style style:name="P6" style:family="paragraph" style:parent-style-name="Standard">
      <style:text-properties officeooo:paragraph-rsid="0007f5e7"/>
    </style:style>
    <style:style style:name="P7" style:family="paragraph" style:parent-style-name="Standard">
      <style:paragraph-properties fo:break-before="column"/>
      <style:text-properties officeooo:paragraph-rsid="00068e65"/>
    </style:style>
    <style:style style:name="P8" style:family="paragraph" style:parent-style-name="Standard">
      <style:paragraph-properties fo:break-before="page"/>
      <style:text-properties officeooo:paragraph-rsid="0007f5e7"/>
    </style:style>
    <style:style style:name="P9" style:family="paragraph" style:parent-style-name="Table_20_Contents">
      <style:paragraph-properties fo:text-align="center" style:justify-single-word="false"/>
      <style:text-properties style:text-position="0% 100%" style:font-name="DejaVu Sans Mono" fo:font-weight="bold" officeooo:rsid="0001de36" officeooo:paragraph-rsid="0005aca8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text-position="0% 100%" style:font-name="DejaVu Sans Mono" fo:font-weight="bold" officeooo:rsid="0001de36" officeooo:paragraph-rsid="00068e65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text-position="0% 100%" style:font-name="DejaVu Sans Mono" fo:font-weight="bold" officeooo:rsid="00031e28" officeooo:paragraph-rsid="0005aca8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text-position="0% 100%" style:font-name="DejaVu Sans Mono" fo:font-weight="bold" officeooo:rsid="00031e28" officeooo:paragraph-rsid="00068e65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text-position="0% 100%" style:font-name="DejaVu Sans Mono" fo:font-weight="bold" officeooo:rsid="00031e28" officeooo:paragraph-rsid="0007f5e7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DejaVu Sans Mono" fo:font-size="10pt" officeooo:rsid="0001de36" officeooo:paragraph-rsid="0005aca8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DejaVu Sans Mono" fo:font-size="10pt" officeooo:rsid="0001de36" officeooo:paragraph-rsid="00068e65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DejaVu Sans Mono" fo:font-size="10pt" fo:font-style="italic" officeooo:rsid="00031e28" officeooo:paragraph-rsid="0005aca8" style:font-size-asian="10pt" style:font-style-asian="italic" style:font-size-complex="10pt" style:font-style-complex="italic"/>
    </style:style>
    <style:style style:name="P17" style:family="paragraph" style:parent-style-name="Table_20_Contents">
      <style:paragraph-properties fo:text-align="start" style:justify-single-word="false"/>
      <style:text-properties style:font-name="DejaVu Sans Mono" fo:font-size="10pt" fo:font-style="italic" officeooo:rsid="00031e28" officeooo:paragraph-rsid="00068e65" style:font-size-asian="10pt" style:font-style-asian="italic" style:font-size-complex="10pt" style:font-style-complex="italic"/>
    </style:style>
    <style:style style:name="P18" style:family="paragraph" style:parent-style-name="Table_20_Contents">
      <style:paragraph-properties fo:text-align="start" style:justify-single-word="false"/>
      <style:text-properties style:font-name="DejaVu Sans Mono" fo:font-size="10pt" fo:font-style="italic" officeooo:rsid="0004fecd" officeooo:paragraph-rsid="0005aca8" style:font-size-asian="10pt" style:font-style-asian="italic" style:font-size-complex="10pt" style:font-style-complex="italic"/>
    </style:style>
    <style:style style:name="P19" style:family="paragraph" style:parent-style-name="Table_20_Contents">
      <style:paragraph-properties fo:text-align="start" style:justify-single-word="false"/>
      <style:text-properties style:font-name="DejaVu Sans Mono" fo:font-size="10pt" fo:font-style="italic" officeooo:rsid="0004fecd" officeooo:paragraph-rsid="00068e65" style:font-size-asian="10pt" style:font-style-asian="italic" style:font-size-complex="10pt" style:font-style-complex="italic"/>
    </style:style>
    <style:style style:name="P20" style:family="paragraph" style:parent-style-name="Table_20_Contents">
      <style:paragraph-properties fo:text-align="start" style:justify-single-word="false"/>
      <style:text-properties style:font-name="DejaVu Sans Mono" fo:font-size="10pt" fo:font-style="normal" officeooo:rsid="00031e28" officeooo:paragraph-rsid="0005aca8" style:font-size-asian="10pt" style:font-style-asian="normal" style:font-size-complex="10pt" style:font-style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DejaVu Sans Mono" fo:font-size="10pt" fo:font-style="normal" officeooo:rsid="00031e28" officeooo:paragraph-rsid="00068e65" style:font-size-asian="10pt" style:font-style-asian="normal" style:font-size-complex="10pt" style:font-style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DejaVu Sans Mono" fo:font-size="10pt" fo:font-style="normal" officeooo:rsid="0005aca8" officeooo:paragraph-rsid="0005aca8" style:font-size-asian="10pt" style:font-style-asian="normal" style:font-size-complex="10pt" style:font-style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DejaVu Sans Mono" fo:font-size="10pt" fo:font-style="normal" officeooo:rsid="0005aca8" officeooo:paragraph-rsid="00068e65" style:font-size-asian="10pt" style:font-style-asian="normal" style:font-size-complex="10pt" style:font-style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DejaVu Sans Mono" fo:font-size="10pt" fo:font-style="normal" officeooo:rsid="0007f5e7" officeooo:paragraph-rsid="0007f5e7" style:font-size-asian="10pt" style:font-style-asian="normal" style:font-size-complex="10pt" style:font-style-complex="normal"/>
    </style:style>
    <style:style style:name="P25" style:family="paragraph" style:parent-style-name="Text_20_body">
      <style:text-properties fo:font-size="6pt" style:font-size-asian="6pt" style:font-size-complex="6pt"/>
    </style:style>
    <style:style style:name="P26" style:family="paragraph" style:parent-style-name="Table_20_Contents">
      <style:paragraph-properties fo:text-align="start" style:justify-single-word="false"/>
      <style:text-properties style:font-name="DejaVu Sans Mono" fo:font-size="10pt" fo:font-style="normal" officeooo:rsid="00031e28" officeooo:paragraph-rsid="00068e65" style:font-size-asian="10pt" style:font-style-asian="normal" style:font-size-complex="10pt" style:font-style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DejaVu Sans Mono" fo:font-size="10pt" fo:font-style="normal" officeooo:rsid="00031e28" officeooo:paragraph-rsid="0005aca8" style:font-size-asian="10pt" style:font-style-asian="normal" style:font-size-complex="10pt" style:font-style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DejaVu Sans Mono" fo:font-size="10pt" fo:font-style="normal" officeooo:rsid="0007f5e7" officeooo:paragraph-rsid="0007f5e7" style:font-size-asian="10pt" style:font-style-asian="normal" style:font-size-complex="10pt" style:font-style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DejaVu Sans Mono" fo:font-size="10pt" fo:font-style="normal" officeooo:rsid="000a5a75" officeooo:paragraph-rsid="000a5a75" style:font-size-asian="10pt" style:font-style-asian="normal" style:font-size-complex="10pt" style:font-style-complex="normal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031e28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04fecd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07f5e7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4fecd" style:font-style-asian="normal" style:font-style-complex="normal"/>
    </style:style>
    <style:style style:name="T7" style:family="text">
      <style:text-properties fo:font-style="normal" officeooo:rsid="00068e65" style:font-style-asian="normal" style:font-style-complex="normal"/>
    </style:style>
    <style:style style:name="T8" style:family="text">
      <style:text-properties officeooo:rsid="00031e28"/>
    </style:style>
    <style:style style:name="T9" style:family="text">
      <style:text-properties officeooo:rsid="0004fecd"/>
    </style:style>
    <style:style style:name="T10" style:family="text">
      <style:text-properties officeooo:rsid="00068e65"/>
    </style:style>
    <style:style style:name="T11" style:family="text">
      <style:text-properties officeooo:rsid="0007f5e7"/>
    </style:style>
    <style:style style:name="T12" style:family="text">
      <style:text-properties officeooo:rsid="000a5a75"/>
    </style:style>
    <style:style style:name="Sect1" style:family="section">
      <style:section-properties text:dont-balance-text-columns="tru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section text:style-name="Sect1" text:name="Bereich1">
        <text:p text:style-name="P2"/>
        <table:table table:name="Tabelle1" table:style-name="Tabelle1">
          <table:table-column table:style-name="Tabelle1.A"/>
          <table:table-row table:style-name="TableLine94864495055488">
            <table:table-cell table:style-name="Tabelle1.A1" office:value-type="string">
              <text:p text:style-name="P9">Klasse Device</text:p>
            </table:table-cell>
          </table:table-row>
          <table:table-row table:style-name="TableLine94864493831680">
            <table:table-cell table:style-name="Tabelle1.A2" office:value-type="string">
              <text:p text:style-name="P14"><text:span text:style-name="T2">u</text:span><text:span text:style-name="T1">int</text:span><text:span text:style-name="T4">8</text:span>: <text:span text:style-name="T8">io_count</text:span></text:p>
            </table:table-cell>
          </table:table-row>
          <table:table-row table:style-name="TableLine94864493992704">
            <table:table-cell table:style-name="Tabelle1.A2" office:value-type="string">
              <text:p text:style-name="P16">uint<text:span text:style-name="T11">8</text:span><text:span text:style-name="T5">:</text:span> <text:span text:style-name="T5">pwm_count</text:span></text:p>
            </table:table-cell>
          </table:table-row>
          <table:table-row table:style-name="TableLine94864493993296">
            <table:table-cell table:style-name="Tabelle1.A2" office:value-type="string">
              <text:p text:style-name="P18">uint<text:span text:style-name="T11">8</text:span><text:span text:style-name="T5">: enc_count</text:span></text:p>
            </table:table-cell>
          </table:table-row>
          <table:table-row table:style-name="TableLine94864493993888">
            <table:table-cell table:style-name="Tabelle1.A2" office:value-type="string">
              <text:p text:style-name="P16">Io*<text:span text:style-name="T5">:</text:span> <text:span text:style-name="T5">io</text:span></text:p>
            </table:table-cell>
          </table:table-row>
          <table:table-row table:style-name="TableLine94864493994432">
            <table:table-cell table:style-name="Tabelle1.A6" office:value-type="string">
              <text:p text:style-name="P16">Pwm*<text:span text:style-name="T5">: pwm</text:span></text:p>
            </table:table-cell>
          </table:table-row>
          <table:table-row table:style-name="TableLine94864493995328">
            <table:table-cell table:style-name="Tabelle1.A7" office:value-type="string">
              <text:p text:style-name="P18">Encoder*<text:span text:style-name="T5">: enc</text:span></text:p>
            </table:table-cell>
          </table:table-row>
        </table:table>
        <text:p text:style-name="P4"/>
        <text:p text:style-name="P4"/>
        <text:p text:style-name="P5"/>
        <table:table table:name="Tabelle2" table:style-name="Tabelle2">
          <table:table-column table:style-name="Tabelle2.A"/>
          <table:table-row table:style-name="TableLine94864495067056">
            <table:table-cell table:style-name="Tabelle2.A1" office:value-type="string">
              <text:p text:style-name="P10">Klasse <text:span text:style-name="T8">Io</text:span></text:p>
            </table:table-cell>
          </table:table-row>
          <table:table-row table:style-name="TableLine94864494962496">
            <table:table-cell table:style-name="Tabelle2.A2" office:value-type="string">
              <text:p text:style-name="P15"><text:span text:style-name="T2">io_mode_t</text:span>: <text:span text:style-name="T9">abilities</text:span></text:p>
            </table:table-cell>
          </table:table-row>
          <table:table-row table:style-name="TableLine94864494963360">
            <table:table-cell table:style-name="Tabelle2.A2" office:value-type="string">
              <text:p text:style-name="P19">io_mode_t<text:span text:style-name="T5">: mode</text:span></text:p>
            </table:table-cell>
          </table:table-row>
          <table:table-row table:style-name="TableLine94864494963952">
            <table:table-cell table:style-name="Tabelle2.A4" office:value-type="string">
              <text:p text:style-name="P17">io_<text:span text:style-name="T9">value</text:span>_t<text:span text:style-name="T5">:</text:span> <text:span text:style-name="T6">value</text:span></text:p>
            </table:table-cell>
          </table:table-row>
        </table:table>
        <text:p text:style-name="P7"/>
        <table:table table:name="Tabelle5" table:style-name="Tabelle5">
          <table:table-column table:style-name="Tabelle5.A"/>
          <table:table-row table:style-name="TableLine94864494955552">
            <table:table-cell table:style-name="Tabelle5.A1" office:value-type="string">
              <text:p text:style-name="P9">Klasse <text:span text:style-name="T9">Encoder</text:span></text:p>
            </table:table-cell>
          </table:table-row>
          <table:table-row table:style-name="TableLine94864494290528">
            <table:table-cell table:style-name="Tabelle5.A2" office:value-type="string">
              <text:p text:style-name="P14"><text:span text:style-name="T3">enc</text:span><text:span text:style-name="T2">_mode_t</text:span>: <text:span text:style-name="T8">mode</text:span></text:p>
            </table:table-cell>
          </table:table-row>
          <table:table-row table:style-name="TableLine94864494291392">
            <table:table-cell table:style-name="Tabelle5.A2" office:value-type="string">
              <text:p text:style-name="P16">int<text:span text:style-name="T11">8</text:span><text:span text:style-name="T5">:</text:span> <text:span text:style-name="T5">io</text:span><text:span text:style-name="T6">A</text:span></text:p>
            </table:table-cell>
          </table:table-row>
          <table:table-row table:style-name="TableLine94864494291984">
            <table:table-cell table:style-name="Tabelle5.A2" office:value-type="string">
              <text:p text:style-name="P18">int<text:span text:style-name="T11">8</text:span><text:span text:style-name="T5">: ioB</text:span></text:p>
            </table:table-cell>
          </table:table-row>
          <table:table-row table:style-name="TableLine94864494292576">
            <table:table-cell table:style-name="Tabelle5.A2" office:value-type="string">
              <text:p text:style-name="P18">int<text:span text:style-name="T11">8</text:span><text:span text:style-name="T5">: ioZ</text:span></text:p>
            </table:table-cell>
          </table:table-row>
          <table:table-row table:style-name="TableLine94864494293120">
            <table:table-cell table:style-name="Tabelle5.A6" office:value-type="string">
              <text:p text:style-name="P16"><text:span text:style-name="T7">enc_value_t</text:span><text:span text:style-name="T5">:</text:span> <text:span text:style-name="T7">counts</text:span></text:p>
            </table:table-cell>
          </table:table-row>
        </table:table>
        <text:p text:style-name="P4"/>
        <table:table table:name="Tabelle3" table:style-name="Tabelle3">
          <table:table-column table:style-name="Tabelle3.A"/>
          <table:table-row table:style-name="TableLine94864494966336">
            <table:table-cell table:style-name="Tabelle3.A1" office:value-type="string">
              <text:p text:style-name="P10">Klasse <text:span text:style-name="T8">Pwm</text:span></text:p>
            </table:table-cell>
          </table:table-row>
          <table:table-row table:style-name="TableLine94864495017232">
            <table:table-cell table:style-name="Tabelle3.A2" office:value-type="string">
              <text:p text:style-name="P15"><text:span text:style-name="T2">pwm_mode_t</text:span>: <text:span text:style-name="T8">mode</text:span></text:p>
            </table:table-cell>
          </table:table-row>
          <table:table-row table:style-name="TableLine94864495018144">
            <table:table-cell table:style-name="Tabelle3.A2" office:value-type="string">
              <text:p text:style-name="P17">int<text:span text:style-name="T11">8</text:span><text:span text:style-name="T5">:</text:span> <text:span text:style-name="T5">io</text:span><text:span text:style-name="T6">0</text:span></text:p>
            </table:table-cell>
          </table:table-row>
          <table:table-row table:style-name="TableLine94864495018736">
            <table:table-cell table:style-name="Tabelle3.A2" office:value-type="string">
              <text:p text:style-name="P19">int<text:span text:style-name="T11">8</text:span><text:span text:style-name="T5">: io1</text:span></text:p>
            </table:table-cell>
          </table:table-row>
          <table:table-row table:style-name="TableLine94864495019328">
            <table:table-cell table:style-name="Tabelle3.A2" office:value-type="string">
              <text:p text:style-name="P19">pwm_duty_t<text:span text:style-name="T5">: min_dc</text:span></text:p>
            </table:table-cell>
          </table:table-row>
          <table:table-row table:style-name="TableLine94864495019872">
            <table:table-cell table:style-name="Tabelle3.A2" office:value-type="string">
              <text:p text:style-name="P17">pwm_freq_t<text:span text:style-name="T5">:</text:span> <text:span text:style-name="T5">freq</text:span></text:p>
            </table:table-cell>
          </table:table-row>
          <table:table-row table:style-name="TableLine94864495020368">
            <table:table-cell table:style-name="Tabelle3.A7" office:value-type="string">
              <text:p text:style-name="P17">pwm_duty_t<text:span text:style-name="T5">: duty</text:span></text:p>
            </table:table-cell>
          </table:table-row>
        </table:table>
        <text:p text:style-name="P5"/>
        <text:p text:style-name="P4"/>
      </text:section>
      <text:p text:style-name="P1"/>
      <text:p text:style-name="P25"/>
      <text:section text:style-name="Sect1" text:name="Bereich2">
        <table:table table:name="Tabelle4" table:style-name="Tabelle4">
          <table:table-column table:style-name="Tabelle4.A"/>
          <table:table-row table:style-name="TableLine94864494295312">
            <table:table-cell table:style-name="Tabelle4.A1" office:value-type="string">
              <text:p text:style-name="P11">Enum io_mode_t</text:p>
            </table:table-cell>
          </table:table-row>
          <table:table-row table:style-name="TableLine94864494003520">
            <table:table-cell table:style-name="Tabelle4.A2" office:value-type="string">
              <text:p text:style-name="P20">IO_MODE_INPUT <text:span text:style-name="T9">= 0</text:span></text:p>
            </table:table-cell>
          </table:table-row>
          <table:table-row table:style-name="TableLine94864494004432">
            <table:table-cell table:style-name="Tabelle4.A2" office:value-type="string">
              <text:p text:style-name="P20">IO_MODE_OUTPUT <text:span text:style-name="T9">= 1</text:span></text:p>
            </table:table-cell>
          </table:table-row>
          <table:table-row table:style-name="TableLine94864494005024">
            <table:table-cell table:style-name="Tabelle4.A2" office:value-type="string">
              <text:p text:style-name="P20">IO_MODE_OUTPUT_OD <text:span text:style-name="T9">= 2</text:span></text:p>
            </table:table-cell>
          </table:table-row>
          <table:table-row table:style-name="TableLine94864494005616">
            <table:table-cell table:style-name="Tabelle4.A5" office:value-type="string">
              <text:p text:style-name="P20">IO_MODE_ANALOG <text:span text:style-name="T9">= 4</text:span></text:p>
            </table:table-cell>
          </table:table-row>
          <table:table-row table:style-name="TableLine94864494006720">
            <table:table-cell table:style-name="Tabelle4.A5" office:value-type="string">
              <text:p text:style-name="P20"/>
            </table:table-cell>
          </table:table-row>
          <table:table-row table:style-name="TableLine94864494007376">
            <table:table-cell table:style-name="Tabelle4.A5" office:value-type="string">
              <text:p text:style-name="P20"/>
            </table:table-cell>
          </table:table-row>
          <table:table-row table:style-name="TableLine94864494008080">
            <table:table-cell table:style-name="Tabelle4.A8" office:value-type="string">
              <text:p text:style-name="P22"/>
            </table:table-cell>
          </table:table-row>
        </table:table>
        <text:p text:style-name="P4"/>
        <table:table table:name="Tabelle7" table:style-name="Tabelle7">
          <table:table-column table:style-name="Tabelle7.A"/>
          <table:table-row table:style-name="TableLine94864495025392">
            <table:table-cell table:style-name="Tabelle7.A1" office:value-type="string">
              <text:p text:style-name="P12">Enum <text:span text:style-name="T10">pwm</text:span>_mode_t</text:p>
            </table:table-cell>
          </table:table-row>
          <table:table-row table:style-name="TableLine94864494017776">
            <table:table-cell table:style-name="Tabelle7.A2" office:value-type="string">
              <text:p text:style-name="P29">PWM_MODE_DISABLED = 0</text:p>
            </table:table-cell>
          </table:table-row>
          <table:table-row table:style-name="TableLine94864494859824">
            <table:table-cell table:style-name="Tabelle7.A2" office:value-type="string">
              <text:p text:style-name="P21"><text:span text:style-name="T10">PWM</text:span>_MODE_<text:span text:style-name="T11">SINGLE</text:span> <text:span text:style-name="T9">= </text:span><text:span text:style-name="T12">1</text:span></text:p>
            </table:table-cell>
          </table:table-row>
          <table:table-row table:style-name="TableLine94864494860416">
            <table:table-cell table:style-name="Tabelle7.A2" office:value-type="string">
              <text:p text:style-name="P21"><text:span text:style-name="T11">PWM</text:span><text:span text:style-name="T10">_MODE_</text:span><text:span text:style-name="T11">PWMDIR</text:span> <text:span text:style-name="T9">= </text:span><text:span text:style-name="T12">2</text:span></text:p>
            </table:table-cell>
          </table:table-row>
          <table:table-row table:style-name="TableLine94864494861008">
            <table:table-cell table:style-name="Tabelle7.A5" office:value-type="string">
              <text:p text:style-name="P24">PWM_MODE_UPDOWN = <text:span text:style-name="T12">3</text:span></text:p>
            </table:table-cell>
          </table:table-row>
          <table:table-row table:style-name="TableLine94864494862112">
            <table:table-cell table:style-name="Tabelle7.A5" office:value-type="string">
              <text:p text:style-name="P21"/>
            </table:table-cell>
          </table:table-row>
          <table:table-row table:style-name="TableLine94864494862768">
            <table:table-cell table:style-name="Tabelle7.A5" office:value-type="string">
              <text:p text:style-name="P21"/>
            </table:table-cell>
          </table:table-row>
          <table:table-row table:style-name="TableLine94864494863472">
            <table:table-cell table:style-name="Tabelle7.A8" office:value-type="string">
              <text:p text:style-name="P23"/>
            </table:table-cell>
          </table:table-row>
        </table:table>
        <table:table table:name="Tabelle6" table:style-name="Tabelle6">
          <table:table-column table:style-name="Tabelle6.A"/>
          <table:table-row table:style-name="TableLine94864494010448">
            <table:table-cell table:style-name="Tabelle6.A1" office:value-type="string">
              <text:p text:style-name="P11">Enum <text:span text:style-name="T10">enc</text:span>_mode_t</text:p>
            </table:table-cell>
          </table:table-row>
          <table:table-row table:style-name="TableLine94864494873056">
            <table:table-cell table:style-name="Tabelle6.A2" office:value-type="string">
              <text:p text:style-name="P29">ENC_MODE_DISABLED = 0</text:p>
            </table:table-cell>
          </table:table-row>
          <table:table-row table:style-name="TableLine94864494873968">
            <table:table-cell table:style-name="Tabelle6.A2" office:value-type="string">
              <text:p text:style-name="P20"><text:span text:style-name="T10">ENC</text:span>_MODE_<text:span text:style-name="T10">COUNT</text:span><text:span text:style-name="T11">ER</text:span> <text:span text:style-name="T9">= </text:span><text:span text:style-name="T12">1</text:span></text:p>
            </table:table-cell>
          </table:table-row>
          <table:table-row table:style-name="TableLine94864494874560">
            <table:table-cell table:style-name="Tabelle6.A2" office:value-type="string">
              <text:p text:style-name="P20"><text:span text:style-name="T10">ENC_MODE_QUADRATURE</text:span> <text:span text:style-name="T9">= </text:span><text:span text:style-name="T12">2</text:span></text:p>
            </table:table-cell>
          </table:table-row>
          <table:table-row table:style-name="TableLine94864494906880">
            <table:table-cell table:style-name="Tabelle6.A5" office:value-type="string">
              <text:p text:style-name="P20"/>
            </table:table-cell>
          </table:table-row>
          <table:table-row table:style-name="TableLine94864494907984">
            <table:table-cell table:style-name="Tabelle6.A5" office:value-type="string">
              <text:p text:style-name="P20"/>
            </table:table-cell>
          </table:table-row>
          <table:table-row table:style-name="TableLine94864494908640">
            <table:table-cell table:style-name="Tabelle6.A5" office:value-type="string">
              <text:p text:style-name="P20"/>
            </table:table-cell>
          </table:table-row>
          <table:table-row table:style-name="TableLine94864494909344">
            <table:table-cell table:style-name="Tabelle6.A8" office:value-type="string">
              <text:p text:style-name="P22"/>
            </table:table-cell>
          </table:table-row>
        </table:table>
        <text:p text:style-name="P4"/>
      </text:section>
      <text:p text:style-name="P4"/>
      <text:p text:style-name="P3"/>
      <text:p text:style-name="P3"/>
      <text:section text:style-name="Sect1" text:name="Bereich3">
        <text:p text:style-name="P8"/>
        <table:table table:name="Tabelle8" table:style-name="Tabelle8">
          <table:table-column table:style-name="Tabelle8.A"/>
          <table:table-row table:style-name="TableLine94864494865488">
            <table:table-cell table:style-name="Tabelle8.A1" office:value-type="string">
              <text:p text:style-name="P13"><text:span text:style-name="T11">Typedef io</text:span>_<text:span text:style-name="T11">value_t uint8</text:span></text:p>
            </table:table-cell>
          </table:table-row>
        </table:table>
        <text:p text:style-name="P6"/>
        <table:table table:name="Tabelle9" table:style-name="Tabelle9">
          <table:table-column table:style-name="Tabelle9.A"/>
          <table:table-row table:style-name="TableLine94864494913904">
            <table:table-cell table:style-name="Tabelle9.A1" office:value-type="string">
              <text:p text:style-name="P13"><text:span text:style-name="T11">Typedef enc</text:span>_<text:span text:style-name="T11">value_t int32</text:span></text:p>
            </table:table-cell>
          </table:table-row>
        </table:table>
        <text:p text:style-name="P6"/>
        <table:table table:name="Tabelle10" table:style-name="Tabelle10">
          <table:table-column table:style-name="Tabelle10.A"/>
          <table:table-row table:style-name="TableLine94864494917632">
            <table:table-cell table:style-name="Tabelle10.A1" office:value-type="string">
              <text:p text:style-name="P13"><text:span text:style-name="T11">Typedef pwm</text:span>_<text:span text:style-name="T11">duty_t int16</text:span></text:p>
            </table:table-cell>
          </table:table-row>
        </table:table>
        <text:p text:style-name="P6"/>
        <table:table table:name="Tabelle11" table:style-name="Tabelle11">
          <table:table-column table:style-name="Tabelle11.A"/>
          <table:table-row table:style-name="TableLine94864494921200">
            <table:table-cell table:style-name="Tabelle11.A1" office:value-type="string">
              <text:p text:style-name="P13"><text:span text:style-name="T11">Typedef pwm</text:span>_<text:span text:style-name="T11">freq_t uint16</text:span></text:p>
            </table:table-cell>
          </table:table-row>
        </table:table>
        <text:p text:style-name="P6"/>
      </text:section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4T21:54:09.746083664</meta:creation-date>
    <dc:date>2022-11-06T20:41:05.658755368</dc:date>
    <meta:editing-duration>PT5H29M45S</meta:editing-duration>
    <meta:editing-cycles>3</meta:editing-cycles>
    <meta:generator>LibreOffice/7.0.4.2$Linux_X86_64 LibreOffice_project/00$Build-2</meta:generator>
    <meta:document-statistic meta:table-count="11" meta:image-count="0" meta:object-count="0" meta:page-count="2" meta:paragraph-count="42" meta:word-count="99" meta:character-count="678" meta:non-whitespace-character-count="621"/>
  </office:meta>
</office:document-meta>
</file>